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attingDecimalConvertor.setVariant( int varia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mattingDecimalConvertor.getDecimalFormat( Locale locale , Convertor . FormatCache formatCach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ormattingDecimalConvertor.addFormattingPattern( Locale local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ingDecimalConvertor.setNonLocalizedPatter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ingDecimalConvertor.generateSaxFragment( ContentHandler contentHandler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rmattingDecimalConvertor.FormattingDecimalConver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attingDecimalConvertor.getTyp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ingDecimalConvertor.convertToString( Object value , Locale locale , Convertor . FormatCache format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attingDecimalConvertor.convertFromString( String value , Locale locale , Convertor . FormatCache formatCach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FormattingDecimalConvertor.getDecimalFormat( Locale loca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FormattingDecimalConvertor.getDefaultVaria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